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entury" svg:font-family="Century" style:font-pitch="variable"/>
    <style:font-face style:name="ヒラギノ丸ゴ ProN W4" svg:font-family="'ヒラギノ丸ゴ ProN W4'" style:font-pitch="variable"/>
    <style:font-face style:name="ヒラギノ明朝 Pro W6" svg:font-family="'ヒラギノ明朝 Pro W6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371cm" table:align="center" style:writing-mode="lr-tb"/>
    </style:style>
    <style:style style:name="表1.A" style:family="table-column">
      <style:table-column-properties style:column-width="3.258cm"/>
    </style:style>
    <style:style style:name="表1.B" style:family="table-column">
      <style:table-column-properties style:column-width="5.338cm"/>
    </style:style>
    <style:style style:name="表1.C" style:family="table-column">
      <style:table-column-properties style:column-width="2.949cm"/>
    </style:style>
    <style:style style:name="表1.D" style:family="table-column">
      <style:table-column-properties style:column-width="5.826cm"/>
    </style:style>
    <style:style style:name="表1.1" style:family="table-row">
      <style:table-row-properties style:keep-together="true" fo:keep-together="auto"/>
    </style:style>
    <style:style style:name="表1.A1" style:family="table-cell">
      <style:table-cell-properties style:vertical-align="top" fo:padding-left="0.175cm" fo:padding-right="0.175cm" fo:padding-top="0cm" fo:padding-bottom="0cm" fo:border="none" style:writing-mode="lr-tb"/>
    </style:style>
    <style:style style:name="表1.2" style:family="table-row">
      <style:table-row-properties style:row-height="0.7cm" style:keep-together="true" fo:keep-together="auto"/>
    </style:style>
    <style:style style:name="表1.A2" style:family="table-cell">
      <style:table-cell-properties style:vertical-align="middle" fo:background-color="transparent" fo:padding-left="0.175cm" fo:padding-right="0.175cm" fo:padding-top="0cm" fo:padding-bottom="0cm" fo:border="none" style:writing-mode="lr-tb">
        <style:background-image/>
      </style:table-cell-properties>
    </style:style>
    <style:style style:name="表1.A4" style:family="table-cell">
      <style:table-cell-properties style:vertical-align="middle" fo:background-color="#c0c0c0" fo:padding-left="0.175cm" fo:padding-right="0.175cm" fo:padding-top="0cm" fo:padding-bottom="0cm" fo:border="0.018cm solid #000000" style:writing-mode="lr-tb">
        <style:background-image/>
      </style:table-cell-properties>
    </style:style>
    <style:style style:name="表1.B4" style:family="table-cell">
      <style:table-cell-properties style:vertical-align="middle" fo:background-color="transparent" fo:padding-left="0.175cm" fo:padding-right="0.175cm" fo:padding-top="0cm" fo:padding-bottom="0cm" fo:border-left="none" fo:border-right="0.018cm solid #000000" fo:border-top="0.018cm solid #000000" fo:border-bottom="0.018cm solid #000000" style:writing-mode="lr-tb">
        <style:background-image/>
      </style:table-cell-properties>
    </style:style>
    <style:style style:name="表1.A5" style:family="table-cell">
      <style:table-cell-properties style:vertical-align="middle" fo:background-color="#c0c0c0" fo:padding-left="0.175cm" fo:padding-right="0.175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1.B5" style:family="table-cell">
      <style:table-cell-properties style:vertical-align="middle" fo:background-color="transparent" fo:padding-left="0.175cm" fo:padding-right="0.175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表1.A10" style:family="table-cell">
      <style:table-cell-properties style:vertical-align="middle" fo:background-color="#c0c0c0" fo:padding-left="0.175cm" fo:padding-right="0.17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1.B10" style:family="table-cell">
      <style:table-cell-properties style:vertical-align="middle" fo:background-color="transparent" fo:padding-left="0.175cm" fo:padding-right="0.175cm" fo:padding-top="0cm" fo:padding-bottom="0cm" fo:border="0.018cm solid #000000" style:writing-mode="lr-tb">
        <style:background-image/>
      </style:table-cell-properties>
    </style:style>
    <style:style style:name="表2" style:family="table">
      <style:table-properties style:width="3.926cm" fo:margin-left="1.531cm" fo:margin-right="0.019cm" table:align="margins" style:writing-mode="lr-tb"/>
    </style:style>
    <style:style style:name="表2.A" style:family="table-column">
      <style:table-column-properties style:column-width="1.951cm" style:rel-column-width="32569*"/>
    </style:style>
    <style:style style:name="表2.B" style:family="table-column">
      <style:table-column-properties style:column-width="1.976cm" style:rel-column-width="32966*"/>
    </style:style>
    <style:style style:name="表2.1" style:family="table-row">
      <style:table-row-properties style:min-row-height="0.589cm" style:keep-together="true" fo:keep-together="auto"/>
    </style:style>
    <style:style style:name="表2.A1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2.B1" style:family="table-cell">
      <style:table-cell-properties style:vertical-align="middle" fo:background-color="#c0c0c0" fo:padding-left="0.099cm" fo:padding-right="0.099cm" fo:padding-top="0cm" fo:padding-bottom="0cm" fo:border="0.018cm solid #000000" style:writing-mode="lr-tb">
        <style:background-image/>
      </style:table-cell-properties>
    </style:style>
    <style:style style:name="表2.2" style:family="table-row">
      <style:table-row-properties style:min-row-height="1.401cm" style:keep-together="true" fo:keep-together="auto"/>
    </style:style>
    <style:style style:name="表2.A2" style:family="table-cell">
      <style:table-cell-properties style:vertical-align="middle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表2.B2" style:family="table-cell">
      <style:table-cell-properties style:vertical-align="middle" fo:padding-left="0.099cm" fo:padding-right="0.099cm" fo:padding-top="0cm" fo:padding-bottom="0cm" fo:border="0.018cm solid #000000" style:writing-mode="lr-tb"/>
    </style:style>
    <style:style style:name="表3" style:family="table">
      <style:table-properties style:width="17.369cm" fo:margin-left="0.028cm" fo:margin-right="0.005cm" table:align="margins" style:writing-mode="lr-tb"/>
    </style:style>
    <style:style style:name="表3.A" style:family="table-column">
      <style:table-column-properties style:column-width="0.873cm" style:rel-column-width="3294*"/>
    </style:style>
    <style:style style:name="表3.B" style:family="table-column">
      <style:table-column-properties style:column-width="2cm" style:rel-column-width="7547*"/>
    </style:style>
    <style:style style:name="表3.C" style:family="table-column">
      <style:table-column-properties style:column-width="7.467cm" style:rel-column-width="28171*"/>
    </style:style>
    <style:style style:name="表3.D" style:family="table-column">
      <style:table-column-properties style:column-width="1.873cm" style:rel-column-width="7067*"/>
    </style:style>
    <style:style style:name="表3.E" style:family="table-column">
      <style:table-column-properties style:column-width="2.078cm" style:rel-column-width="7839*"/>
    </style:style>
    <style:style style:name="表3.F" style:family="table-column">
      <style:table-column-properties style:column-width="3.08cm" style:rel-column-width="11617*"/>
    </style:style>
    <style:style style:name="表3.1" style:family="table-row">
      <style:table-row-properties style:row-height="0.801cm" style:keep-together="true" fo:keep-together="auto"/>
    </style:style>
    <style:style style:name="表3.A1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3.F1" style:family="table-cell">
      <style:table-cell-properties style:vertical-align="middle" fo:background-color="#c0c0c0" fo:padding-left="0.099cm" fo:padding-right="0.099cm" fo:padding-top="0cm" fo:padding-bottom="0cm" fo:border="0.018cm solid #000000" style:writing-mode="lr-tb">
        <style:background-image/>
      </style:table-cell-properties>
    </style:style>
    <style:style style:name="表3.A2" style:family="table-cell">
      <style:table-cell-properties style:vertical-align="middle" fo:padding-left="0.099cm" fo:padding-right="0.099cm" fo:padding-top="0cm" fo:padding-bottom="0cm" fo:border-left="0.018cm solid #000000" fo:border-right="none" fo:border-top="none" fo:border-bottom="0.018cm solid #000000" style:writing-mode="lr-tb"/>
    </style:style>
    <style:style style:name="表3.F2" style:family="table-cell">
      <style:table-cell-properties style:vertical-align="middle" fo:padding-left="0.099cm" fo:padding-right="0.099cm" fo:padding-top="0cm" fo:padding-bottom="0cm" fo:border-left="0.018cm solid #000000" fo:border-right="0.018cm solid #000000" fo:border-top="none" fo:border-bottom="0.018cm solid #000000" style:writing-mode="lr-tb"/>
    </style:style>
    <style:style style:name="表3.A12" style:family="table-cell">
      <style:table-cell-properties style:vertical-align="middle" fo:padding-left="0.099cm" fo:padding-right="0.099cm" fo:padding-top="0cm" fo:padding-bottom="0cm" fo:border="none" style:writing-mode="lr-tb"/>
    </style:style>
    <style:style style:name="表3.D12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4" style:family="table">
      <style:table-properties style:width="17.42cm" fo:margin-left="0.004cm" fo:margin-right="-0.021cm" table:align="margins" style:writing-mode="lr-tb"/>
    </style:style>
    <style:style style:name="表4.A" style:family="table-column">
      <style:table-column-properties style:column-width="17.42cm" style:rel-column-width="65535*"/>
    </style:style>
    <style:style style:name="表4.1" style:family="table-row">
      <style:table-row-properties style:min-row-height="3.336cm" style:keep-together="true" fo:keep-together="auto"/>
    </style:style>
    <style:style style:name="表4.A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Standard">
      <style:text-properties style:font-name="ヒラギノ明朝 Pro W6" style:font-name-asian="ヒラギノ明朝 Pro W6"/>
    </style:style>
    <style:style style:name="P2" style:family="paragraph" style:parent-style-name="Standard">
      <style:paragraph-properties style:snap-to-layout-grid="false"/>
      <style:text-properties style:font-name="ヒラギノ明朝 Pro W6" style:font-name-asian="ヒラギノ明朝 Pro W6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ヒラギノ明朝 Pro W6" style:font-name-asian="ヒラギノ明朝 Pro W6"/>
    </style:style>
    <style:style style:name="P4" style:family="paragraph" style:parent-style-name="Standard">
      <style:paragraph-properties style:snap-to-layout-grid="false"/>
      <style:text-properties style:font-name="ヒラギノ明朝 Pro W6" fo:font-size="14pt" style:font-name-asian="ヒラギノ明朝 Pro W6" style:font-size-asian="14pt"/>
    </style:style>
    <style:style style:name="P5" style:family="paragraph" style:parent-style-name="Standard">
      <style:paragraph-properties style:snap-to-layout-grid="false"/>
      <style:text-properties style:font-name="ヒラギノ明朝 Pro W6" fo:font-size="8pt" style:font-name-asian="ヒラギノ明朝 Pro W6" style:font-size-asian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ヒラギノ明朝 Pro W6" fo:font-size="8pt" style:font-name-asian="ヒラギノ丸ゴ ProN W4" style:font-size-asian="8pt"/>
    </style:style>
    <style:style style:name="P7" style:family="paragraph" style:parent-style-name="Standard">
      <style:paragraph-properties style:snap-to-layout-grid="false"/>
      <style:text-properties style:font-name="ヒラギノ明朝 Pro W6" fo:font-size="8pt" style:font-name-asian="ヒラギノ丸ゴ ProN W4" style:font-size-asian="8pt"/>
    </style:style>
    <style:style style:name="P8" style:family="paragraph" style:parent-style-name="Standard">
      <style:paragraph-properties style:snap-to-layout-grid="false"/>
      <style:text-properties style:font-name="ヒラギノ明朝 Pro W6" fo:letter-spacing="0.141cm" style:font-name-asian="ヒラギノ明朝 Pro W6"/>
    </style:style>
    <style:style style:name="P9" style:family="paragraph" style:parent-style-name="Standard">
      <style:paragraph-properties style:snap-to-layout-grid="false"/>
      <style:text-properties style:font-name="ヒラギノ明朝 Pro W6" fo:font-size="10pt" style:font-name-asian="ヒラギノ丸ゴ ProN W4" style:font-size-asian="10pt" style:font-size-complex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ヒラギノ明朝 Pro W6" fo:font-size="10pt" style:font-name-asian="ヒラギノ丸ゴ ProN W4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-0.064cm" style:font-name-asian="ヒラギノ丸ゴ ProN W4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-0.064cm" fo:font-weight="600" style:font-name-asian="ヒラギノ丸ゴ ProN W4" style:font-size-asian="10pt" style:font-weight-asian="350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0.141cm" style:font-name-asian="ヒラギノ丸ゴ ProN W4" style:font-size-asian="10pt" style:font-size-complex="10pt"/>
    </style:style>
    <style:style style:name="P14" style:family="paragraph" style:parent-style-name="Standard">
      <style:paragraph-properties fo:margin-top="0.212cm" fo:margin-bottom="0.423cm" fo:text-align="center" style:justify-single-word="false"/>
      <style:text-properties style:font-name="ヒラギノ明朝 Pro W6" fo:font-size="18pt" fo:letter-spacing="0.282cm" style:font-name-asian="ヒラギノ丸ゴ ProN W4" style:font-size-asian="18pt"/>
    </style:style>
    <style:style style:name="P15" style:family="paragraph" style:parent-style-name="Standard">
      <style:paragraph-properties fo:margin-left="0.185cm" fo:margin-right="0cm" fo:text-indent="0cm" style:auto-text-indent="false" style:snap-to-layout-grid="false"/>
      <style:text-properties style:font-name="ヒラギノ明朝 Pro W6" fo:font-size="10pt" fo:letter-spacing="0.141cm" style:font-name-asian="ヒラギノ丸ゴ ProN W4" style:font-size-asian="10pt" style:font-size-complex="10pt"/>
    </style:style>
    <style:style style:name="P16" style:family="paragraph" style:parent-style-name="Standard">
      <style:paragraph-properties fo:margin-left="0.185cm" fo:margin-right="0cm" fo:text-indent="0cm" style:auto-text-indent="false" style:snap-to-layout-grid="false"/>
      <style:text-properties style:font-name="ヒラギノ明朝 Pro W6" fo:font-size="10pt" fo:letter-spacing="0.035cm" style:font-name-asian="ヒラギノ丸ゴ ProN W4" style:font-size-asian="10pt" style:font-size-complex="10p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style:font-name="ヒラギノ明朝 Pro W6" style:font-name-asian="ヒラギノ明朝 Pro W6"/>
    </style:style>
    <style:style style:name="P18" style:family="paragraph" style:parent-style-name="Standard">
      <style:paragraph-properties fo:margin-top="0.199cm" fo:margin-bottom="0cm" fo:text-align="end" style:justify-single-word="false"/>
      <style:text-properties style:font-name="ヒラギノ明朝 Pro W6" fo:font-size="8pt" style:text-underline-style="solid" style:text-underline-width="auto" style:text-underline-color="font-color" style:font-name-asian="ヒラギノ明朝 Pro W6" style:font-size-asian="8pt" style:font-size-complex="8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ヒラギノ明朝 Pro W6" fo:font-size="14pt" style:text-underline-style="solid" style:text-underline-width="auto" style:text-underline-color="font-color" style:font-name-asian="ヒラギノ明朝 Pro W6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NO. <text:s text:c="4"/>　 <text:s text:c="9"/>　　　　 　 </text:p>
      <text:p text:style-name="P14">御見積書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 table:style-name="表1.1">
          <table:table-cell table:style-name="表1.A1" table:number-columns-spanned="2" office:value-type="string">
            <text:p text:style-name="P19">　　　　　　　　 <text:s/>　 <text:s text:c="2"/>御中</text:p>
          </table:table-cell>
          <table:covered-table-cell/>
          <table:table-cell table:style-name="表1.A1" office:value-type="string">
            <text:p text:style-name="P3"/>
          </table:table-cell>
          <table:table-cell table:style-name="表1.A1" office:value-type="string">
            <text:p text:style-name="P4"/>
          </table:table-cell>
        </table:table-row>
        <table:table-row table:style-name="表1.2">
          <table:table-cell table:style-name="表1.A2" table:number-columns-spanned="2" office:value-type="string">
            <text:p text:style-name="P3">下記の通り御見積申し上げます。</text:p>
          </table:table-cell>
          <table:covered-table-cell/>
          <table:table-cell table:style-name="表1.A2" office:value-type="string">
            <text:p text:style-name="P3"/>
          </table:table-cell>
          <table:table-cell table:style-name="表1.A2" office:value-type="string">
            <text:p text:style-name="P2"/>
          </table:table-cell>
        </table:table-row>
        <table:table-row table:style-name="表1.2"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株式会社 ◯×通商 　　　　　　　</text:p>
          </table:table-cell>
        </table:table-row>
        <table:table-row table:style-name="表1.2">
          <table:table-cell table:style-name="表1.A4" office:value-type="string">
            <text:p text:style-name="P10">件名</text:p>
          </table:table-cell>
          <table:table-cell table:style-name="表1.B4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〒000-0000</text:p>
          </table:table-cell>
        </table:table-row>
        <table:table-row table:style-name="表1.2">
          <table:table-cell table:style-name="表1.A5" office:value-type="string">
            <text:p text:style-name="P10">納品日付</text:p>
          </table:table-cell>
          <table:table-cell table:style-name="表1.B5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愛知県名古屋市△□区123-456</text:p>
          </table:table-cell>
        </table:table-row>
        <table:table-row table:style-name="表1.2">
          <table:table-cell table:style-name="表1.A5" office:value-type="string">
            <text:p text:style-name="P10">納品場所</text:p>
          </table:table-cell>
          <table:table-cell table:style-name="表1.B5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TEL 9999-99-9999</text:p>
          </table:table-cell>
        </table:table-row>
        <table:table-row table:style-name="表1.2">
          <table:table-cell table:style-name="表1.A5" office:value-type="string">
            <text:p text:style-name="P10">支払い条件</text:p>
          </table:table-cell>
          <table:table-cell table:style-name="表1.B5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FAX 9999-99-9999</text:p>
          </table:table-cell>
        </table:table-row>
        <table:table-row table:style-name="表1.2">
          <table:table-cell table:style-name="表1.A5" office:value-type="string">
            <text:p text:style-name="P9">有効期限</text:p>
          </table:table-cell>
          <table:table-cell table:style-name="表1.B5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table:number-rows-spanned="3" office:value-type="string">
            <table:table table:name="表2" table:style-name="表2">
              <table:table-column table:style-name="表2.A"/>
              <table:table-column table:style-name="表2.B"/>
              <table:table-row table:style-name="表2.1">
                <table:table-cell table:style-name="表2.A1" office:value-type="string">
                  <text:p text:style-name="P6">承認印</text:p>
                </table:table-cell>
                <table:table-cell table:style-name="表2.B1" office:value-type="string">
                  <text:p text:style-name="P6">担当印</text:p>
                </table:table-cell>
              </table:table-row>
              <table:table-row table:style-name="表2.2">
                <table:table-cell table:style-name="表2.A2" office:value-type="string">
                  <text:p text:style-name="P5"/>
                </table:table-cell>
                <table:table-cell table:style-name="表2.B2" office:value-type="string">
                  <text:p text:style-name="P2"/>
                </table:table-cell>
              </table:table-row>
            </table:table>
          </table:table-cell>
        </table:table-row>
        <table:table-row table:style-name="表1.2">
          <table:table-cell table:style-name="表1.A2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2"/>
          </table:table-cell>
          <table:covered-table-cell/>
        </table:table-row>
        <table:table-row table:style-name="表1.2">
          <table:table-cell table:style-name="表1.A10" office:value-type="string">
            <text:p text:style-name="P9">御見積金額合計</text:p>
          </table:table-cell>
          <table:table-cell table:style-name="表1.B10" office:value-type="string">
            <text:p text:style-name="P2"/>
          </table:table-cell>
          <table:table-cell table:style-name="表1.A2" office:value-type="string">
            <text:p text:style-name="P2"/>
          </table:table-cell>
          <table:covered-table-cell/>
        </table:table-row>
      </table:table>
      <text:p text:style-name="P1"><text:s text:c="4"/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row table:style-name="表3.1">
          <table:table-cell table:style-name="表3.A1" office:value-type="string">
            <text:p text:style-name="P11">No.</text:p>
          </table:table-cell>
          <table:table-cell table:style-name="表3.A1" office:value-type="string">
            <text:p text:style-name="P12">商品コード</text:p>
          </table:table-cell>
          <table:table-cell table:style-name="表3.A1" office:value-type="string">
            <text:p text:style-name="P13">品名</text:p>
          </table:table-cell>
          <table:table-cell table:style-name="表3.A1" office:value-type="string">
            <text:p text:style-name="P13">数量</text:p>
          </table:table-cell>
          <table:table-cell table:style-name="表3.A1" office:value-type="string">
            <text:p text:style-name="P13">単価</text:p>
          </table:table-cell>
          <table:table-cell table:style-name="表3.F1" office:value-type="string">
            <text:p text:style-name="P13">金額</text:p>
          </table:table-cell>
        </table:table-row>
        <table:table-row table:style-name="表3.1">
          <table:table-cell table:style-name="表3.A2" office:value-type="string">
            <text:p text:style-name="P8"/>
          </table:table-cell>
          <table:table-cell table:style-name="表3.A2" office:value-type="string">
            <text:p text:style-name="P8"/>
          </table:table-cell>
          <table:table-cell table:style-name="表3.A2" office:value-type="string">
            <text:p text:style-name="P8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5">小計</text:p>
          </table:table-cell>
          <table:covered-table-cell/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6">消費税</text:p>
          </table:table-cell>
          <table:covered-table-cell/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6">税込合計</text:p>
          </table:table-cell>
          <table:covered-table-cell/>
          <table:table-cell table:style-name="表3.F2" office:value-type="string">
            <text:p text:style-name="P2"/>
          </table:table-cell>
        </table:table-row>
      </table:table>
      <text:p text:style-name="P1"/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7">備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Century" svg:font-family="Century" style:font-pitch="variable"/>
    <style:font-face style:name="ヒラギノ丸ゴ ProN W4" svg:font-family="'ヒラギノ丸ゴ ProN W4'" style:font-pitch="variable"/>
    <style:font-face style:name="ヒラギノ明朝 Pro W6" svg:font-family="'ヒラギノ明朝 Pro W6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見出しマップ" style:family="paragraph" style:parent-style-name="Standard">
      <style:paragraph-properties fo:background-color="#000080">
        <style:background-image/>
      </style:paragraph-properties>
      <style:text-properties style:font-name="Helvetica" style:font-name-asian="ＭＳ ゴシック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99cm" fo:margin-bottom="1.499cm" fo:margin-left="1.998cm" fo:margin-right="1.6cm" style:writing-mode="lr-tb" style:layout-grid-color="#c0c0c0" style:layout-grid-lines="51" style:layout-grid-base-height="0.504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見積書サンプル</dc:title>
    <meta:creation-date>2001-10-23T18:25:00</meta:creation-date>
    <dc:date>2011-01-22T17:25:00</dc:date>
    <meta:print-date>2010-10-04T17:13:01</meta:print-date>
    <meta:editing-cycles>15</meta:editing-cycles>
    <meta:editing-duration>PT01H53M21S</meta:editing-duration>
    <meta:generator>OpenOffice.org/3.2$Unix OpenOffice.org_project/320m18$Build-9502</meta:generator>
    <meta:document-statistic meta:table-count="4" meta:image-count="0" meta:object-count="0" meta:page-count="1" meta:paragraph-count="28" meta:word-count="58" meta:character-count="199"/>
  </office:meta>
</office:document-meta>
</file>